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1">
        <style:list-level-properties text:space-before="0.25in" text:min-label-width="0.25in"/>
      </text:list-level-style-number>
      <text:list-level-style-number text:level="2" text:style-name="WW_CharLFO21LVL2" style:num-suffix="." style:num-format="a" style:num-letter-sync="true">
        <style:list-level-properties text:space-before="0.75in" text:min-label-width="0.25in"/>
      </text:list-level-style-number>
      <text:list-level-style-number text:level="3" text:style-name="WW_CharLFO21LVL3" style:num-suffix="." style:num-format="i">
        <style:list-level-properties fo:text-align="end" text:space-before="1.375in" text:min-label-width="0.125in"/>
      </text:list-level-style-number>
      <text:list-level-style-number text:level="4" text:style-name="WW_CharLFO21LVL4" style:num-suffix="." style:num-format="1">
        <style:list-level-properties text:space-before="1.75in" text:min-label-width="0.25in"/>
      </text:list-level-style-number>
      <text:list-level-style-number text:level="5" text:style-name="WW_CharLFO21LVL5" style:num-suffix="." style:num-format="a" style:num-letter-sync="true">
        <style:list-level-properties text:space-before="2.25in" text:min-label-width="0.25in"/>
      </text:list-level-style-number>
      <text:list-level-style-number text:level="6" text:style-name="WW_CharLFO21LVL6" style:num-suffix="." style:num-format="i">
        <style:list-level-properties fo:text-align="end" text:space-before="2.875in" text:min-label-width="0.125in"/>
      </text:list-level-style-number>
      <text:list-level-style-number text:level="7" text:style-name="WW_CharLFO21LVL7" style:num-suffix="." style:num-format="1">
        <style:list-level-properties text:space-before="3.25in" text:min-label-width="0.25in"/>
      </text:list-level-style-number>
      <text:list-level-style-number text:level="8" text:style-name="WW_CharLFO21LVL8" style:num-suffix="." style:num-format="a" style:num-letter-sync="true">
        <style:list-level-properties text:space-before="3.75in" text:min-label-width="0.25in"/>
      </text:list-level-style-number>
      <text:list-level-style-number text:level="9" text:style-name="WW_CharLFO21LV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style:list-level-properties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Aria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fo:language="et" fo:country="EE"/>
    </style:style>
    <style:style style:name="P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7"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8"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9"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0"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1"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2"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3"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7" style:parent-style-name="Normal" style:family="paragraph">
      <style:paragraph-properties fo:text-align="end" fo:margin-bottom="0.0833in"/>
      <style:text-properties fo:font-weight="bold" style:font-weight-asian="bold" style:font-weight-complex="bold" fo:font-size="16pt" style:font-size-asian="16pt" style:font-size-complex="16pt" fo:language="et" fo:country="EE"/>
    </style:style>
    <style:style style:name="P18" style:parent-style-name="Normal" style:family="paragraph">
      <style:paragraph-properties fo:text-align="end"/>
      <style:text-properties fo:font-weight="bold" style:font-weight-asian="bold" style:font-weight-complex="bold" fo:font-size="14pt" style:font-size-asian="14pt" style:font-size-complex="14pt" fo:language="et" fo:country="EE"/>
    </style:style>
    <style:style style:name="P19" style:parent-style-name="Normal" style:family="paragraph">
      <style:text-properties fo:language="et" fo:country="EE"/>
    </style:style>
    <style:style style:name="P20" style:parent-style-name="Normal" style:family="paragraph">
      <style:text-properties fo:language="et" fo:country="EE"/>
    </style:style>
    <style:style style:name="P21" style:parent-style-name="Normal" style:family="paragraph">
      <style:paragraph-properties fo:text-align="end"/>
      <style:text-properties fo:language="et" fo:country="EE"/>
    </style:style>
    <style:style style:name="P22" style:parent-style-name="Normal" style:family="paragraph">
      <style:paragraph-properties fo:text-align="end"/>
      <style:text-properties fo:font-weight="bold" style:font-weight-asian="bold" style:font-weight-complex="bold" fo:font-size="12pt" style:font-size-asian="12pt" fo:language="et" fo:country="EE"/>
    </style:style>
    <style:style style:name="P23" style:parent-style-name="Normal" style:family="paragraph">
      <style:paragraph-properties fo:text-align="end"/>
      <style:text-properties style:font-weight-complex="bold" fo:font-size="12pt" style:font-size-asian="12pt" fo:language="et" fo:country="EE"/>
    </style:style>
    <style:style style:name="P24" style:parent-style-name="Normal" style:family="paragraph">
      <style:text-properties fo:language="et" fo:country="EE"/>
    </style:style>
    <style:style style:name="P25" style:parent-style-name="Normal" style:family="paragraph">
      <style:paragraph-properties fo:break-before="page"/>
    </style:style>
    <style:style style:name="T26" style:parent-style-name="DefaultParagraphFont" style:family="text">
      <style:text-properties fo:font-weight="bold" style:font-weight-asian="bold" style:font-weight-complex="bold" fo:font-size="14pt" style:font-size-asian="14pt" style:font-size-complex="14pt" fo:language="et" fo:country="EE"/>
    </style:style>
    <style:style style:name="P27" style:parent-style-name="Normal" style:family="paragraph">
      <style:text-properties fo:language="et" fo:country="EE"/>
    </style:style>
    <style:style style:name="TableColumn29" style:family="table-column">
      <style:table-column-properties style:column-width="0.95in"/>
    </style:style>
    <style:style style:name="TableColumn30" style:family="table-column">
      <style:table-column-properties style:column-width="0.75in"/>
    </style:style>
    <style:style style:name="TableColumn31" style:family="table-column">
      <style:table-column-properties style:column-width="3.375in"/>
    </style:style>
    <style:style style:name="TableColumn32" style:family="table-column">
      <style:table-column-properties style:column-width="1.3222in"/>
    </style:style>
    <style:style style:name="Table28" style:family="table">
      <style:table-properties style:width="6.3972in" fo:margin-left="0in" table:align="left"/>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fo:font-weight="bold" style:font-weight-asian="bold" style:font-weight-complex="bold" fo:language="et" fo:country="EE"/>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0416in" fo:margin-bottom="0.0416in"/>
      <style:text-properties style:font-name-complex="Arial" fo:language="et" fo:country="EE"/>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0416in" fo:margin-bottom="0.0416in"/>
      <style:text-properties style:font-name-complex="Arial" fo:language="et" fo:country="EE"/>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fo:language="et" fo:country="EE"/>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fo:language="et" fo:country="EE"/>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0416in" fo:margin-bottom="0.0416in"/>
      <style:text-properties style:font-name-complex="Arial" fo:language="et" fo:country="EE"/>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fo:language="et" fo:country="EE"/>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top="0.0416in" fo:margin-bottom="0.0416in"/>
      <style:text-properties style:font-name-complex="Arial" fo:language="et" fo:country="EE"/>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top="0.0416in" fo:margin-bottom="0.0416in"/>
      <style:text-properties style:font-name-complex="Arial" fo:language="et" fo:country="EE"/>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text-properties style:font-name-complex="Arial" fo:language="et" fo:country="EE"/>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top="0.0416in" fo:margin-bottom="0.0416in"/>
      <style:text-properties style:font-name-complex="Arial" fo:language="et" fo:country="EE"/>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top="0.0416in" fo:margin-bottom="0.0416in"/>
      <style:text-properties style:font-name-complex="Arial" fo:language="et" fo:country="EE"/>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fo:language="et" fo:country="EE"/>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text-properties style:font-name-complex="Arial" fo:language="et" fo:country="EE"/>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fo:language="et" fo:country="EE"/>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fo:language="et" fo:country="EE"/>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top="0.0416in" fo:margin-bottom="0.0416in"/>
      <style:text-properties style:font-name-complex="Arial" fo:language="et" fo:country="EE"/>
    </style:style>
    <style:style style:name="P78" style:parent-style-name="Normal" style:family="paragraph">
      <style:text-properties fo:language="et" fo:country="EE"/>
    </style:style>
    <style:style style:name="P79" style:parent-style-name="Normal" style:family="paragraph">
      <style:text-properties fo:language="et" fo:country="EE"/>
    </style:style>
    <style:style style:name="P80" style:parent-style-name="Normal" style:family="paragraph">
      <style:text-properties fo:language="et" fo:country="EE"/>
    </style:style>
    <style:style style:name="P81" style:parent-style-name="Normal" style:family="paragraph">
      <style:text-properties fo:language="et" fo:country="EE"/>
    </style:style>
    <style:style style:name="P82" style:parent-style-name="Normal" style:family="paragraph">
      <style:text-properties fo:language="et" fo:country="EE"/>
    </style:style>
    <style:style style:name="P83" style:parent-style-name="Normal" style:family="paragraph">
      <style:text-properties fo:language="et" fo:country="EE"/>
    </style:style>
    <style:style style:name="P84" style:parent-style-name="Normal" style:family="paragraph">
      <style:text-properties fo:language="et" fo:country="EE"/>
    </style:style>
    <style:style style:name="P85" style:parent-style-name="Normal" style:family="paragraph">
      <style:text-properties fo:language="et" fo:country="EE"/>
    </style:style>
    <style:style style:name="P86" style:parent-style-name="Normal" style:family="paragraph">
      <style:text-properties fo:language="et" fo:country="EE"/>
    </style:style>
    <style:style style:name="T87" style:parent-style-name="DefaultParagraphFont" style:family="text">
      <style:text-properties fo:font-weight="bold" style:font-weight-asian="bold" style:font-weight-complex="bold" fo:font-size="14pt" style:font-size-asian="14pt" style:font-size-complex="14pt" fo:language="et" fo:country="EE"/>
    </style:style>
    <style:style style:name="P88" style:parent-style-name="Normal" style:family="paragraph">
      <style:text-properties fo:language="et" fo:country="EE"/>
    </style:style>
    <style:style style:name="P89" style:parent-style-name="TOC1" style:family="paragraph">
      <style:paragraph-properties>
        <style:tab-stops>
          <style:tab-stop style:type="right" style:leader-style="dotted" style:leader-text="." style:position="6.293in"/>
        </style:tab-stops>
      </style:paragraph-properties>
    </style:style>
    <style:style style:name="T90" style:parent-style-name="Hyperlink" style:family="text">
      <style:text-properties fo:language="et" fo:country="EE"/>
    </style:style>
    <style:style style:name="P91" style:parent-style-name="TOC1" style:family="paragraph">
      <style:paragraph-properties>
        <style:tab-stops>
          <style:tab-stop style:type="right" style:leader-style="dotted" style:leader-text="." style:position="6.293in"/>
        </style:tab-stops>
      </style:paragraph-properties>
    </style:style>
    <style:style style:name="T92" style:parent-style-name="Hyperlink" style:family="text">
      <style:text-properties fo:language="et" fo:country="EE"/>
    </style:style>
    <style:style style:name="P93" style:parent-style-name="TOC2" style:family="paragraph">
      <style:paragraph-properties>
        <style:tab-stops>
          <style:tab-stop style:type="right" style:leader-style="dotted" style:leader-text="." style:position="6.1541in"/>
        </style:tab-stops>
      </style:paragraph-properties>
    </style:style>
    <style:style style:name="T94" style:parent-style-name="Hyperlink" style:family="text">
      <style:text-properties fo:language="et" fo:country="EE"/>
    </style:style>
    <style:style style:name="P95" style:parent-style-name="TOC2" style:family="paragraph">
      <style:paragraph-properties>
        <style:tab-stops>
          <style:tab-stop style:type="right" style:leader-style="dotted" style:leader-text="." style:position="6.1541in"/>
        </style:tab-stops>
      </style:paragraph-properties>
    </style:style>
    <style:style style:name="T96" style:parent-style-name="Hyperlink" style:family="text">
      <style:text-properties fo:language="et" fo:country="EE"/>
    </style:style>
    <style:style style:name="P97" style:parent-style-name="TOC2" style:family="paragraph">
      <style:paragraph-properties>
        <style:tab-stops>
          <style:tab-stop style:type="right" style:leader-style="dotted" style:leader-text="." style:position="6.1541in"/>
        </style:tab-stops>
      </style:paragraph-properties>
    </style:style>
    <style:style style:name="T98" style:parent-style-name="Hyperlink" style:family="text">
      <style:text-properties fo:language="et" fo:country="EE"/>
    </style:style>
    <style:style style:name="P99" style:parent-style-name="TOC2" style:family="paragraph">
      <style:paragraph-properties>
        <style:tab-stops>
          <style:tab-stop style:type="right" style:leader-style="dotted" style:leader-text="." style:position="6.1541in"/>
        </style:tab-stops>
      </style:paragraph-properties>
    </style:style>
    <style:style style:name="T100" style:parent-style-name="Hyperlink" style:family="text">
      <style:text-properties fo:language="et" fo:country="EE"/>
    </style:style>
    <style:style style:name="P101" style:parent-style-name="TOC2" style:family="paragraph">
      <style:paragraph-properties>
        <style:tab-stops>
          <style:tab-stop style:type="right" style:leader-style="dotted" style:leader-text="." style:position="6.1541in"/>
        </style:tab-stops>
      </style:paragraph-properties>
    </style:style>
    <style:style style:name="T102" style:parent-style-name="Hyperlink" style:family="text">
      <style:text-properties fo:language="et" fo:country="EE"/>
    </style:style>
    <style:style style:name="P103" style:parent-style-name="TOC2" style:family="paragraph">
      <style:paragraph-properties>
        <style:tab-stops>
          <style:tab-stop style:type="right" style:leader-style="dotted" style:leader-text="." style:position="6.1541in"/>
        </style:tab-stops>
      </style:paragraph-properties>
    </style:style>
    <style:style style:name="T104" style:parent-style-name="Hyperlink" style:family="text">
      <style:text-properties fo:language="et" fo:country="EE"/>
    </style:style>
    <style:style style:name="P105" style:parent-style-name="TOC2" style:family="paragraph">
      <style:paragraph-properties>
        <style:tab-stops>
          <style:tab-stop style:type="right" style:leader-style="dotted" style:leader-text="." style:position="6.1541in"/>
        </style:tab-stops>
      </style:paragraph-properties>
    </style:style>
    <style:style style:name="T106" style:parent-style-name="Hyperlink" style:family="text">
      <style:text-properties fo:language="et" fo:country="EE"/>
    </style:style>
    <style:style style:name="P107" style:parent-style-name="Normal" style:family="paragraph">
      <style:text-properties fo:language="et" fo:country="EE"/>
    </style:style>
    <style:style style:name="P108" style:parent-style-name="Heading1" style:family="paragraph">
      <style:paragraph-properties fo:break-before="page"/>
      <style:text-properties fo:language="et" fo:country="EE"/>
    </style:style>
    <style:style style:name="P109" style:parent-style-name="Normal" style:family="paragraph">
      <style:text-properties fo:language="et" fo:country="EE"/>
    </style:style>
    <style:style style:name="P110" style:parent-style-name="Normal" style:family="paragraph">
      <style:text-properties fo:language="et" fo:country="EE"/>
    </style:style>
    <style:style style:name="P111" style:parent-style-name="Normal" style:family="paragraph">
      <style:text-properties fo:language="et" fo:country="EE"/>
    </style:style>
    <style:style style:name="P112" style:parent-style-name="Normal" style:family="paragraph">
      <style:text-properties fo:language="et" fo:country="EE"/>
    </style:style>
    <style:style style:name="P113" style:parent-style-name="Normal" style:family="paragraph">
      <style:text-properties fo:language="et" fo:country="EE"/>
    </style:style>
    <style:style style:name="P114" style:parent-style-name="Normal" style:family="paragraph">
      <style:text-properties fo:language="et" fo:country="EE"/>
    </style:style>
    <style:style style:name="P115" style:parent-style-name="Normal" style:family="paragraph">
      <style:text-properties fo:language="et" fo:country="EE"/>
    </style:style>
    <style:style style:name="P116" style:parent-style-name="Normal" style:family="paragraph">
      <style:text-properties fo:language="et" fo:country="EE"/>
    </style:style>
    <style:style style:name="P117" style:parent-style-name="Normal" style:family="paragraph">
      <style:text-properties fo:language="et" fo:country="EE"/>
    </style:style>
    <style:style style:name="P118" style:parent-style-name="Normal" style:family="paragraph">
      <style:text-properties fo:language="et" fo:country="EE"/>
    </style:style>
    <style:style style:name="P119" style:parent-style-name="Heading1" style:family="paragraph">
      <style:paragraph-properties fo:break-before="page"/>
      <style:text-properties fo:language="et" fo:country="EE"/>
    </style:style>
    <style:style style:name="P120" style:parent-style-name="Heading2" style:family="paragraph">
      <style:text-properties fo:language="et" fo:country="EE"/>
    </style:style>
    <style:style style:name="P121" style:parent-style-name="Normal" style:family="paragraph">
      <style:text-properties fo:language="et" fo:country="EE"/>
    </style:style>
    <style:style style:name="P122" style:parent-style-name="Normal" style:family="paragraph">
      <style:text-properties fo:language="et" fo:country="EE"/>
    </style:style>
    <style:style style:name="P123" style:parent-style-name="Heading2" style:family="paragraph">
      <style:text-properties fo:language="et" fo:country="EE"/>
    </style:style>
    <style:style style:name="P124" style:parent-style-name="Normal" style:family="paragraph">
      <style:text-properties fo:language="et" fo:country="EE"/>
    </style:style>
    <style:style style:name="P125" style:parent-style-name="Normal" style:family="paragraph">
      <style:text-properties fo:language="et" fo:country="EE"/>
    </style:style>
    <style:style style:name="P126" style:parent-style-name="Normal" style:family="paragraph">
      <style:text-properties fo:language="et" fo:country="EE"/>
    </style:style>
    <style:style style:name="P127" style:parent-style-name="Normal" style:family="paragraph">
      <style:text-properties fo:language="et" fo:country="EE"/>
    </style:style>
    <style:style style:name="P128" style:parent-style-name="Normal" style:family="paragraph">
      <style:text-properties fo:language="et" fo:country="EE"/>
    </style:style>
    <style:style style:name="P129" style:parent-style-name="Normal" style:family="paragraph">
      <style:text-properties fo:language="et" fo:country="EE"/>
    </style:style>
    <style:style style:name="P130" style:parent-style-name="Heading2" style:family="paragraph">
      <style:text-properties fo:language="et" fo:country="EE"/>
    </style:style>
    <style:style style:name="P131" style:parent-style-name="Normal" style:family="paragraph">
      <style:text-properties fo:language="et" fo:country="EE"/>
    </style:style>
    <style:style style:name="P132" style:parent-style-name="Heading2" style:family="paragraph">
      <style:text-properties fo:language="et" fo:country="EE"/>
    </style:style>
    <style:style style:name="P133" style:parent-style-name="Normal" style:family="paragraph">
      <style:text-properties fo:language="et" fo:country="EE"/>
    </style:style>
    <style:style style:name="P134" style:parent-style-name="Normal" style:family="paragraph">
      <style:text-properties fo:language="et" fo:country="EE"/>
    </style:style>
    <style:style style:name="P135" style:parent-style-name="Heading2" style:family="paragraph">
      <style:text-properties fo:language="et" fo:country="EE"/>
    </style:style>
    <style:style style:name="T136" style:parent-style-name="DefaultParagraphFont" style:family="text">
      <style:text-properties fo:language="et" fo:country="EE"/>
    </style:style>
    <style:style style:name="T137" style:parent-style-name="DefaultParagraphFont" style:family="text">
      <style:text-properties fo:font-style="italic" style:font-style-asian="italic" fo:language="et" fo:country="EE"/>
    </style:style>
    <style:style style:name="T138" style:parent-style-name="DefaultParagraphFont" style:family="text">
      <style:text-properties fo:language="et" fo:country="EE"/>
    </style:style>
    <style:style style:name="T139" style:parent-style-name="DefaultParagraphFont" style:family="text">
      <style:text-properties fo:font-style="italic" style:font-style-asian="italic" fo:language="et" fo:country="EE"/>
    </style:style>
    <style:style style:name="T140" style:parent-style-name="DefaultParagraphFont" style:family="text">
      <style:text-properties fo:language="et" fo:country="EE"/>
    </style:style>
    <style:style style:name="T141" style:parent-style-name="Hyperlink" style:family="text">
      <style:text-properties fo:language="et" fo:country="EE"/>
    </style:style>
    <style:style style:name="T142" style:parent-style-name="DefaultParagraphFont" style:family="text">
      <style:text-properties fo:language="et" fo:country="EE"/>
    </style:style>
    <style:style style:name="P143" style:parent-style-name="Heading2" style:family="paragraph">
      <style:text-properties fo:language="et" fo:country="EE"/>
    </style:style>
    <style:style style:name="P144" style:parent-style-name="Normal" style:family="paragraph">
      <style:text-properties fo:language="et" fo:country="EE"/>
    </style:style>
    <style:style style:name="P145" style:parent-style-name="Normal" style:family="paragraph">
      <style:text-properties fo:language="et" fo:country="EE"/>
    </style:style>
    <style:style style:name="P146" style:parent-style-name="Heading2" style:family="paragraph">
      <style:text-properties fo:language="et" fo:country="EE"/>
    </style:style>
    <style:style style:name="T147" style:parent-style-name="DefaultParagraphFont" style:family="text">
      <style:text-properties fo:language="et" fo:country="EE"/>
    </style:style>
    <style:style style:name="T148" style:parent-style-name="DefaultParagraphFont" style:family="text">
      <style:text-properties fo:font-style="italic" style:font-style-asian="italic" fo:language="et" fo:country="EE"/>
    </style:style>
    <style:style style:name="T149" style:parent-style-name="DefaultParagraphFont" style:family="text">
      <style:text-properties fo:language="et" fo:country="EE"/>
    </style:style>
    <style:style style:name="T150" style:parent-style-name="DefaultParagraphFont" style:family="text">
      <style:text-properties fo:font-style="italic" style:font-style-asian="italic" fo:language="et" fo:country="EE"/>
    </style:style>
    <style:style style:name="T151" style:parent-style-name="DefaultParagraphFont" style:family="text">
      <style:text-properties fo:language="et" fo:country="EE"/>
    </style:style>
    <style:style style:name="T152" style:parent-style-name="DefaultParagraphFont" style:family="text">
      <style:text-properties fo:font-style="italic" style:font-style-asian="italic" fo:language="et" fo:country="EE"/>
    </style:style>
    <style:style style:name="T153" style:parent-style-name="DefaultParagraphFont" style:family="text">
      <style:text-properties fo:language="et" fo:country="EE"/>
    </style:style>
    <style:style style:name="T154" style:parent-style-name="DefaultParagraphFont" style:family="text">
      <style:text-properties fo:language="et" fo:country="EE"/>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Dokumendivahetuskeskus (DVK)</text:p>
      <text:p text:style-name="P18">Tarkvara<text:s/>riskianalüüs</text:p>
      <text:p text:style-name="P19"/>
      <text:p text:style-name="P20"/>
      <text:p text:style-name="P21"/>
      <text:p text:style-name="P22">Versioon 1.0</text:p>
      <text:p text:style-name="P23">12.03.2010</text:p>
      <text:p text:style-name="P24"/>
      <text:soft-page-break/>
      <text:p text:style-name="P25"><text:span text:style-name="T26">Muudatuste ajalugu</text:span></text:p>
      <text:p text:style-name="P27"/>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Kuupäev</text:p>
          </table:table-cell>
          <table:table-cell table:style-name="TableCell36">
            <text:p text:style-name="P37">Versioon</text:p>
          </table:table-cell>
          <table:table-cell table:style-name="TableCell38">
            <text:p text:style-name="P39">Kirjeldus</text:p>
          </table:table-cell>
          <table:table-cell table:style-name="TableCell40">
            <text:p text:style-name="P41">Autor</text:p>
          </table:table-cell>
        </table:table-row>
        <table:table-row table:style-name="TableRow42">
          <table:table-cell table:style-name="TableCell43">
            <text:p text:style-name="P44">12.03.2010</text:p>
          </table:table-cell>
          <table:table-cell table:style-name="TableCell45">
            <text:p text:style-name="P46">1.0</text:p>
          </table:table-cell>
          <table:table-cell table:style-name="TableCell47">
            <text:p text:style-name="P48">Dokumendi esialgne versioon.</text:p>
          </table:table-cell>
          <table:table-cell table:style-name="TableCell49">
            <text:p text:style-name="P50">Marko Kurm</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p text:style-name="P78"/>
      <text:p text:style-name="P79"/>
      <text:p text:style-name="P80"/>
      <text:p text:style-name="P81"/>
      <text:p text:style-name="P82"/>
      <text:p text:style-name="P83"/>
      <text:p text:style-name="P84"/>
      <text:p text:style-name="P85"/>
      <text:p text:style-name="P86"/>
      <text:p text:style-name="Normal"><text:span text:style-name="T87">Sisukord</text:span></text:p>
      <text:p text:style-name="P88"/>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89"><text:a xlink:href="#_Toc256410774" office:target-frame-name="_top" xlink:show="replace"><text:span text:style-name="T90">Sissejuhatus</text:span><text:tab/>3</text:a></text:p>
          <text:p text:style-name="P91"><text:a xlink:href="#_Toc256410775" office:target-frame-name="_top" xlink:show="replace"><text:span text:style-name="T92">Riskid</text:span><text:tab/>4</text:a></text:p>
          <text:p text:style-name="P93"><text:a xlink:href="#_Toc256410776" office:target-frame-name="_top" xlink:show="replace"><text:span text:style-name="T94">Andmebaasi turvameetmete puudulikkus</text:span><text:tab/>4</text:a></text:p>
          <text:p text:style-name="P95"><text:a xlink:href="#_Toc256410777" office:target-frame-name="_top" xlink:show="replace"><text:span text:style-name="T96">Andmebaasi väljalangemine</text:span><text:tab/>4</text:a></text:p>
          <text:p text:style-name="P97"><text:a xlink:href="#_Toc256410778" office:target-frame-name="_top" xlink:show="replace"><text:span text:style-name="T98">Andmekadu</text:span><text:tab/>4</text:a></text:p>
          <text:p text:style-name="P99"><text:a xlink:href="#_Toc256410779" office:target-frame-name="_top" xlink:show="replace"><text:span text:style-name="T100">Võrgupõhise tarkvara turvariskid</text:span><text:tab/>4</text:a></text:p>
          <text:p text:style-name="P101"><text:a xlink:href="#_Toc256410780" office:target-frame-name="_top" xlink:show="replace"><text:span text:style-name="T102">Tarkvara ülekoormus</text:span><text:tab/>4</text:a></text:p>
          <text:p text:style-name="P103"><text:a xlink:href="#_Toc256410781" office:target-frame-name="_top" xlink:show="replace"><text:span text:style-name="T104">Tarkvara vead</text:span><text:tab/>4</text:a></text:p>
          <text:p text:style-name="P105"><text:a xlink:href="#_Toc256410782" office:target-frame-name="_top" xlink:show="replace"><text:span text:style-name="T106">Riistvara tõrked</text:span><text:tab/>4</text:a></text:p>
        </text:index-body>
      </text:table-of-content>
      <text:p text:style-name="Normal"/>
      <text:p text:style-name="P107"/>
      <text:h text:style-name="P108" text:outline-level="1"><text:bookmark-start text:name="_Toc256410774"/><text:soft-page-break/>Sissejuhatus<text:bookmark-end text:name="_Toc256410774"/></text:h>
      <text:p text:style-name="P109">Käesolevas dokumendis on kirjeldatud erinevad riskid, mis tooksid realiseerumisel kaasa DVK tarkvara tõrked või seiskumise.<text:s/>DVK tarkvara halvamist võimaldavad<text:s/>riskid:</text:p>
      <text:p text:style-name="P110"/>
      <text:list text:style-name="LFO23" text:continue-numbering="true">
        <text:list-item>
          <text:p text:style-name="P111">Andmebaasi turvameetmete puudulikkus</text:p>
        </text:list-item>
        <text:list-item>
          <text:p text:style-name="P112">Andmebaasi<text:s/>väljalangemine</text:p>
        </text:list-item>
        <text:list-item>
          <text:p text:style-name="P113">Andmekadu andmebaasis</text:p>
        </text:list-item>
        <text:list-item>
          <text:p text:style-name="P114">Riistvara tõrked</text:p>
        </text:list-item>
        <text:list-item>
          <text:p text:style-name="P115">Tarkvara vead</text:p>
        </text:list-item>
        <text:list-item>
          <text:p text:style-name="P116">Tarkvara ülekoormus</text:p>
        </text:list-item>
        <text:list-item>
          <text:p text:style-name="P117">Võrgupõhise tarkvara<text:s/>riskid</text:p>
        </text:list-item>
      </text:list>
      <text:p text:style-name="P118"/>
      <text:h text:style-name="P119" text:outline-level="1"><text:bookmark-start text:name="_Toc256410775"/><text:soft-page-break/>Riskid<text:bookmark-end text:name="_Toc256410775"/></text:h>
      <text:h text:style-name="P120" text:outline-level="2"><text:bookmark-start text:name="_Toc256410776"/>Andmebaasi turvameetmete puudulikkus<text:bookmark-end text:name="_Toc256410776"/></text:h>
      <text:p text:style-name="P121">Juhul kui andmebaasi kasutajakontode andmeid ei hoita hoolikalt võib kõrvalistel isikutel tekkida võimalus manipuleerida andmebaasiga.Riski realiseerumise tõenäosus sõltub asutuse turvapoliitika tõhususest.</text:p>
      <text:p text:style-name="P122"/>
      <text:h text:style-name="P123" text:outline-level="2"><text:bookmark-start text:name="_Toc256410777"/>Andmebaasi väljalangemine<text:bookmark-end text:name="_Toc256410777"/></text:h>
      <text:p text:style-name="P124">Andmebaasi väljalangemine ehk andmebaasi toimimise peatumise risk realiseerub kas andmebaasimootori vea või riistvaralise tõrke tõttu. Realiseerumise tõenäosus sõltub järgmistest asjaoludest:</text:p>
      <text:p text:style-name="P125"/>
      <text:list text:style-name="LFO24" text:continue-numbering="true">
        <text:list-item>
          <text:p text:style-name="P126">Kas andmebaas on klasterdatud</text:p>
        </text:list-item>
        <text:list-item>
          <text:p text:style-name="P127">Milline on riistvara, millel andmebaas töötab</text:p>
        </text:list-item>
      </text:list>
      <text:p text:style-name="P128"/>
      <text:p text:style-name="P129">Antud riski minimeerimiseks tuleks<text:s/>võimalusel<text:s/>klasterdada DVK tarkvara andmebaas.</text:p>
      <text:h text:style-name="P130" text:outline-level="2"><text:bookmark-start text:name="_Toc256410778"/>Andmekadu<text:bookmark-end text:name="_Toc256410778"/></text:h>
      <text:p text:style-name="P131">Risk kaotada andmeid realiseerub juhul kui toimub andmebaasifailide hävimine/vigastamine kas füüsiliselt (riistvaralised kahjustused) või loogiliselt. Sellisel juhul kaovad andmed ajavahemikust mil tehti viimane andmete varukoopia kuni antud hetkeni. Riski minimeerimiseks tuleb võimalikult tihti teha varukoopiaid.</text:p>
      <text:h text:style-name="P132" text:outline-level="2"><text:bookmark-start text:name="_Toc256410779"/>Võrgupõhise tarkvara<text:s/><text:bookmark-end text:name="_Toc256410779"/>riskid</text:h>
      <text:p text:style-name="P133">Kuna DVK tarkvara kasutab üle interneti suhtlemiseks X-tee infrastruktuuri, siis võrgupõhised turvariskid (andmete muutmine, andmete lekkimine kõrvalistele isikutele jne.) on minimaalsed. X-tee infrastruktuur minimeerib sellised riskid.</text:p>
      <text:p text:style-name="P134">Teine risk, mis tuleneb võrgupõhise tarkvara olemusest on võrguühenduse katkestused. Sellisel juhul võib DVK kliendi ja serveri vaheline suhtlus katkeda. Sellisel juhul võib juhtuda, et DVK kliendi ja serveri andmed ei ole sünkroniseeritud (nt. dokumendi saatmisel jõuab dokument küll DVK serverisse, kuid vastussõnum ei jõua katkestuse tõttu DVK kliendini ja kliendi poolel märgitakse sõnumi edastamine ebaõnnestunuks).</text:p>
      <text:h text:style-name="P135" text:outline-level="2"><text:bookmark-start text:name="_Toc256410780"/>Tarkvara ülekoormus<text:bookmark-end text:name="_Toc256410780"/></text:h>
      <text:p text:style-name="Normal"><text:span text:style-name="T136">DVK tarkvara ülekoormuse risk on olemas, kuid selle realiseerumine on vähetõenäoline, kuna DVK kasutab andmetega manipuleerimisel konveier tüüpi tehnoloogiaid (</text:span><text:span text:style-name="T137">streaming</text:span><text:span text:style-name="T138">). Sellisel juhul on minimeeritud rakenduse ülekoormus, kuna andmeid töödeldakse vastavalt olemasolevale jõudlusele. Sellest hoolimata on risk, et DVK serverile tehakse sellises mahus päringuid, et süsteemi riistvaraline seadistus ei pea selle vastu. Antud riski saab minimeerida sellega, et klasterdada rakendusserverid ning kasutada rakendusserveri<text:s/></text:span><text:span text:style-name="T139">load-balancing</text:span><text:span text:style-name="T140"><text:s/>tehnoloogiat (</text:span><text:a xlink:href="http://tomcat.apache.org/" office:target-frame-name="_top" xlink:show="replace"><text:span text:style-name="T141">http://tomcat.apache.org/</text:span></text:a><text:span text:style-name="T142">).<text:s/></text:span></text:p>
      <text:h text:style-name="P143" text:outline-level="2"><text:bookmark-start text:name="_Toc256410781"/>Tarkvara vead<text:bookmark-end text:name="_Toc256410781"/></text:h>
      <text:p text:style-name="P144">Kuigi DVK tarkvara läbib enne toodangukeskkonda minekut testid, ei ole välistatud programmeerimisvigade olemasolu. Testimine välistab siiski enamjaolt selliste vigade olemasolu, mis võiksid tekitada andmekadu. Riski minimeerimiseks tuleb tarkvara korralikult testida – läbida kõik testlood, teha seda võimalusel toodangukeskkonnaga võimalikult identses keskkonnas.</text:p>
      <text:p text:style-name="P145"/>
      <text:h text:style-name="P146" text:outline-level="2"><text:bookmark-start text:name="_Toc256410782"/>Riistvara tõrked<text:bookmark-end text:name="_Toc256410782"/></text:h>
      <text:p text:style-name="Normal"><text:span text:style-name="T147">Riistvara tõrgete risk väljendub DVK tarkvara puhul selles, et kui andmetega manipuleerimise meetod on teostamisel ja ilmneb riistvaraline tõrge, võib juhtuda, et andmete koosseisus ilmnevad vastuolud. Antud risk on minimeeritud, kuna<text:s/></text:span><text:span text:style-name="T148">Oracle 10g</text:span><text:span text:style-name="T149"><text:s/>on transaktsiooniline andmebaas ja<text:s/></text:span><text:span text:style-name="T150">JDBC</text:span><text:span text:style-name="T151"><text:s/>tehnoloogia, mida DVK server kasutab andmebaasiga suhtlemisel toetab transaktsioone. Seega kui andmebaasioperatsiooni ajal ilmneb riistvaraline tõrge, jääb transaktsiooni kinnitamine (</text:span><text:span text:style-name="T152">commit</text:span><text:span text:style-name="T153">)<text:s/></text:span><text:soft-page-break/><text:span text:style-name="T154">toimumata ja andmed jäävad tervikliku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style:font-name-asian="Times New Roman" style:font-name-complex="Times New Roman" fo:font-size="12pt" style:font-size-asian="12pt" fo:hyphenate="false"/>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Arial" style:font-name-asian="Times New Roman"/>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rial" style:font-name-asian="Times New Roman"/>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Arial" style:font-name-asian="Times New Roman"/>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Arial" style:font-name-asian="Times New Roman"/>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text:style-name="WW_CharLFO7LVL2" style:num-suffix=")" style:num-format="a" style:num-letter-sync="true">
        <style:list-level-properties text:space-before="0.25in" text:min-label-width="0.25in"/>
      </text:list-level-style-number>
      <text:list-level-style-number text:level="3" text:style-name="WW_CharLFO7LVL3" style:num-suffix=")" style:num-format="i">
        <style:list-level-properties text:space-before="0.5in" text:min-label-width="0.25in"/>
      </text:list-level-style-number>
      <text:list-level-style-number text:level="4" text:style-name="WW_CharLFO7LVL4" style:num-prefix="(" style:num-suffix=")" style:num-format="1">
        <style:list-level-properties text:space-before="0.75in" text:min-label-width="0.25in"/>
      </text:list-level-style-number>
      <text:list-level-style-number text:level="5" text:style-name="WW_CharLFO7LVL5" style:num-prefix="(" style:num-suffix=")" style:num-format="a" style:num-letter-sync="true">
        <style:list-level-properties text:space-before="1in" text:min-label-width="0.25in"/>
      </text:list-level-style-number>
      <text:list-level-style-number text:level="6" text:style-name="WW_CharLFO7LVL6" style:num-prefix="(" style:num-suffix=")" style:num-format="i">
        <style:list-level-properties text:space-before="1.25in" text:min-label-width="0.25in"/>
      </text:list-level-style-number>
      <text:list-level-style-number text:level="7" text:style-name="WW_CharLFO7LVL7" style:num-suffix="." style:num-format="1">
        <style:list-level-properties text:space-before="1.5in" text:min-label-width="0.25in"/>
      </text:list-level-style-number>
      <text:list-level-style-number text:level="8" text:style-name="WW_CharLFO7LVL8" style:num-suffix="." style:num-format="a" style:num-letter-sync="true">
        <style:list-level-properties text:space-before="1.75in" text:min-label-width="0.25in"/>
      </text:list-level-style-number>
      <text:list-level-style-number text:level="9" text:style-name="WW_CharLFO7LVL9" style:num-suffix="." style:num-format="i">
        <style:list-level-properties text:space-before="2in" text:min-label-width="0.25in"/>
      </text:list-level-style-number>
    </text:list-style>
    <text:list-style style:name="LFO8">
      <text:list-level-style-number text:level="1" text:style-name="WW_CharLFO8LVL1" style:num-suffix=")" style:num-format="1">
        <style:list-level-properties text:space-before="0in" text:min-label-width="0.25in"/>
      </text:list-level-style-number>
      <text:list-level-style-number text:level="2" text:style-name="WW_CharLFO8LVL2" style:num-suffix=")" style:num-format="a" style:num-letter-sync="true">
        <style:list-level-properties text:space-before="0.25in" text:min-label-width="0.25in"/>
      </text:list-level-style-number>
      <text:list-level-style-number text:level="3" text:style-name="WW_CharLFO8LVL3" style:num-suffix=")" style:num-format="i">
        <style:list-level-properties text:space-before="0.5in" text:min-label-width="0.25in"/>
      </text:list-level-style-number>
      <text:list-level-style-number text:level="4" text:style-name="WW_CharLFO8LVL4" style:num-prefix="(" style:num-suffix=")" style:num-format="1">
        <style:list-level-properties text:space-before="0.75in" text:min-label-width="0.25in"/>
      </text:list-level-style-number>
      <text:list-level-style-number text:level="5" text:style-name="WW_CharLFO8LVL5" style:num-prefix="(" style:num-suffix=")" style:num-format="a" style:num-letter-sync="true">
        <style:list-level-properties text:space-before="1in" text:min-label-width="0.25in"/>
      </text:list-level-style-number>
      <text:list-level-style-number text:level="6" text:style-name="WW_CharLFO8LVL6" style:num-prefix="(" style:num-suffix=")" style:num-format="i">
        <style:list-level-properties text:space-before="1.25in" text:min-label-width="0.25in"/>
      </text:list-level-style-number>
      <text:list-level-style-number text:level="7" text:style-name="WW_CharLFO8LVL7" style:num-suffix="." style:num-format="1">
        <style:list-level-properties text:space-before="1.5in" text:min-label-width="0.25in"/>
      </text:list-level-style-number>
      <text:list-level-style-number text:level="8" text:style-name="WW_CharLFO8LVL8" style:num-suffix="." style:num-format="a" style:num-letter-sync="true">
        <style:list-level-properties text:space-before="1.75in" text:min-label-width="0.25in"/>
      </text:list-level-style-number>
      <text:list-level-style-number text:level="9" text:style-name="WW_CharLFO8LVL9" style:num-suffix="." style:num-format="i">
        <style:list-level-properties text:space-before="2in" text:min-label-width="0.25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1">
        <style:list-level-properties text:space-before="1.25in" text:min-label-width="0.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1">
        <style:list-level-properties text:space-before="2.25in" text:min-label-width="0.25in"/>
      </text:list-level-style-number>
      <text:list-level-style-number text:level="6" text:style-name="WW_CharLFO9LVL6" style:num-suffix="." style:num-format="1">
        <style:list-level-properties text:space-before="2.75in" text:min-label-width="0.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1">
        <style:list-level-properties text:space-before="3.75in" text:min-label-width="0.25in"/>
      </text:list-level-style-number>
      <text:list-level-style-number text:level="9" text:style-name="WW_CharLFO9LVL9" style:num-suffix="." style:num-format="1">
        <style:list-level-properties text:space-before="4.25in" text:min-label-width="0.25in"/>
      </text:list-level-style-number>
    </text:list-style>
    <text:list-style style:name="LFO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a" style:num-letter-sync="true">
        <style:list-level-properties text:space-before="0.4916in" text:min-label-width="0.25in"/>
      </text:list-level-style-number>
      <text:list-level-style-number text:level="2" text:style-name="WW_CharLFO11LVL2" style:num-suffix="." style:num-format="a" style:num-letter-sync="true">
        <style:list-level-properties text:space-before="0.9916in" text:min-label-width="0.25in"/>
      </text:list-level-style-number>
      <text:list-level-style-number text:level="3" text:style-name="WW_CharLFO11LVL3" style:num-suffix="." style:num-format="i">
        <style:list-level-properties fo:text-align="end" text:space-before="1.6166in" text:min-label-width="0.125in"/>
      </text:list-level-style-number>
      <text:list-level-style-number text:level="4" text:style-name="WW_CharLFO11LVL4" style:num-suffix="." style:num-format="1">
        <style:list-level-properties text:space-before="1.9916in" text:min-label-width="0.25in"/>
      </text:list-level-style-number>
      <text:list-level-style-number text:level="5" text:style-name="WW_CharLFO11LVL5" style:num-suffix="." style:num-format="a" style:num-letter-sync="true">
        <style:list-level-properties text:space-before="2.4916in" text:min-label-width="0.25in"/>
      </text:list-level-style-number>
      <text:list-level-style-number text:level="6" text:style-name="WW_CharLFO11LVL6" style:num-suffix="." style:num-format="i">
        <style:list-level-properties fo:text-align="end" text:space-before="3.1166in" text:min-label-width="0.125in"/>
      </text:list-level-style-number>
      <text:list-level-style-number text:level="7" text:style-name="WW_CharLFO11LVL7" style:num-suffix="." style:num-format="1">
        <style:list-level-properties text:space-before="3.4916in" text:min-label-width="0.25in"/>
      </text:list-level-style-number>
      <text:list-level-style-number text:level="8" text:style-name="WW_CharLFO11LVL8" style:num-suffix="." style:num-format="a" style:num-letter-sync="true">
        <style:list-level-properties text:space-before="3.9916in" text:min-label-width="0.25in"/>
      </text:list-level-style-number>
      <text:list-level-style-number text:level="9" text:style-name="WW_CharLFO11LV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Arial"/>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25in" text:min-label-width="0.25in"/>
      </text:list-level-style-number>
      <text:list-level-style-number text:level="2" text:style-name="WW_CharLFO19LVL2" style:num-suffix="." style:num-format="a" style:num-letter-sync="true">
        <style:list-level-properties text:space-before="0.75in" text:min-label-width="0.25in"/>
      </text:list-level-style-number>
      <text:list-level-style-number text:level="3" text:style-name="WW_CharLFO19LVL3" style:num-suffix="." style:num-format="i">
        <style:list-level-properties fo:text-align="end" text:space-before="1.375in" text:min-label-width="0.125in"/>
      </text:list-level-style-number>
      <text:list-level-style-number text:level="4" text:style-name="WW_CharLFO19LVL4" style:num-suffix="." style:num-format="1">
        <style:list-level-properties text:space-before="1.75in" text:min-label-width="0.25in"/>
      </text:list-level-style-number>
      <text:list-level-style-number text:level="5" text:style-name="WW_CharLFO19LVL5" style:num-suffix="." style:num-format="a" style:num-letter-sync="true">
        <style:list-level-properties text:space-before="2.25in" text:min-label-width="0.25in"/>
      </text:list-level-style-number>
      <text:list-level-style-number text:level="6" text:style-name="WW_CharLFO19LVL6" style:num-suffix="." style:num-format="i">
        <style:list-level-properties fo:text-align="end" text:space-before="2.875in" text:min-label-width="0.125in"/>
      </text:list-level-style-number>
      <text:list-level-style-number text:level="7" text:style-name="WW_CharLFO19LVL7" style:num-suffix="." style:num-format="1">
        <style:list-level-properties text:space-before="3.25in" text:min-label-width="0.25in"/>
      </text:list-level-style-number>
      <text:list-level-style-number text:level="8" text:style-name="WW_CharLFO19LVL8" style:num-suffix="." style:num-format="a" style:num-letter-sync="true">
        <style:list-level-properties text:space-before="3.75in" text:min-label-width="0.25in"/>
      </text:list-level-style-number>
      <text:list-level-style-number text:level="9" text:style-name="WW_CharLFO19LVL9" style:num-suffix="." style:num-format="i">
        <style:list-level-properties fo:text-align="end" text:space-before="4.375in" text:min-label-width="0.125in"/>
      </text:list-level-style-number>
    </text:list-style>
    <text:list-style style:name="LFO20">
      <text:list-level-style-number text:level="1" text:style-name="WW_CharLFO20LVL1" style:num-suffix="." style:num-format="1">
        <style:list-level-properties text:space-before="0.25in" text:min-label-width="0.25in"/>
      </text:list-level-style-number>
      <text:list-level-style-number text:level="2" text:style-name="WW_CharLFO20LVL2" style:num-suffix="." style:num-format="a" style:num-letter-sync="true">
        <style:list-level-properties text:space-before="0.75in" text:min-label-width="0.25in"/>
      </text:list-level-style-number>
      <text:list-level-style-number text:level="3" text:style-name="WW_CharLFO20LVL3" style:num-suffix="." style:num-format="i">
        <style:list-level-properties fo:text-align="end" text:space-before="1.375in" text:min-label-width="0.125in"/>
      </text:list-level-style-number>
      <text:list-level-style-number text:level="4" text:style-name="WW_CharLFO20LVL4" style:num-suffix="." style:num-format="1">
        <style:list-level-properties text:space-before="1.75in" text:min-label-width="0.25in"/>
      </text:list-level-style-number>
      <text:list-level-style-number text:level="5" text:style-name="WW_CharLFO20LVL5" style:num-suffix="." style:num-format="a" style:num-letter-sync="true">
        <style:list-level-properties text:space-before="2.25in" text:min-label-width="0.25in"/>
      </text:list-level-style-number>
      <text:list-level-style-number text:level="6" text:style-name="WW_CharLFO20LVL6" style:num-suffix="." style:num-format="i">
        <style:list-level-properties fo:text-align="end" text:space-before="2.875in" text:min-label-width="0.125in"/>
      </text:list-level-style-number>
      <text:list-level-style-number text:level="7" text:style-name="WW_CharLFO20LVL7" style:num-suffix="." style:num-format="1">
        <style:list-level-properties text:space-before="3.25in" text:min-label-width="0.25in"/>
      </text:list-level-style-number>
      <text:list-level-style-number text:level="8" text:style-name="WW_CharLFO20LVL8" style:num-suffix="." style:num-format="a" style:num-letter-sync="true">
        <style:list-level-properties text:space-before="3.75in" text:min-label-width="0.25in"/>
      </text:list-level-style-number>
      <text:list-level-style-number text:level="9" text:style-name="WW_CharLFO20LVL9" style:num-suffix="." style:num-format="i">
        <style:list-level-properties fo:text-align="end" text:space-before="4.375in" text:min-label-width="0.125in"/>
      </text:list-level-style-number>
    </text:list-style>
    <text:list-style style:name="LFO21">
      <text:list-level-style-number text:level="1" text:style-name="WW_CharLFO21LVL1" style:num-suffix="." style:num-format="1">
        <style:list-level-properties text:space-before="0.25in" text:min-label-width="0.25in"/>
      </text:list-level-style-number>
      <text:list-level-style-number text:level="2" text:style-name="WW_CharLFO21LVL2" style:num-suffix="." style:num-format="a" style:num-letter-sync="true">
        <style:list-level-properties text:space-before="0.75in" text:min-label-width="0.25in"/>
      </text:list-level-style-number>
      <text:list-level-style-number text:level="3" text:style-name="WW_CharLFO21LVL3" style:num-suffix="." style:num-format="i">
        <style:list-level-properties fo:text-align="end" text:space-before="1.375in" text:min-label-width="0.125in"/>
      </text:list-level-style-number>
      <text:list-level-style-number text:level="4" text:style-name="WW_CharLFO21LVL4" style:num-suffix="." style:num-format="1">
        <style:list-level-properties text:space-before="1.75in" text:min-label-width="0.25in"/>
      </text:list-level-style-number>
      <text:list-level-style-number text:level="5" text:style-name="WW_CharLFO21LVL5" style:num-suffix="." style:num-format="a" style:num-letter-sync="true">
        <style:list-level-properties text:space-before="2.25in" text:min-label-width="0.25in"/>
      </text:list-level-style-number>
      <text:list-level-style-number text:level="6" text:style-name="WW_CharLFO21LVL6" style:num-suffix="." style:num-format="i">
        <style:list-level-properties fo:text-align="end" text:space-before="2.875in" text:min-label-width="0.125in"/>
      </text:list-level-style-number>
      <text:list-level-style-number text:level="7" text:style-name="WW_CharLFO21LVL7" style:num-suffix="." style:num-format="1">
        <style:list-level-properties text:space-before="3.25in" text:min-label-width="0.25in"/>
      </text:list-level-style-number>
      <text:list-level-style-number text:level="8" text:style-name="WW_CharLFO21LVL8" style:num-suffix="." style:num-format="a" style:num-letter-sync="true">
        <style:list-level-properties text:space-before="3.75in" text:min-label-width="0.25in"/>
      </text:list-level-style-number>
      <text:list-level-style-number text:level="9" text:style-name="WW_CharLFO21LV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style:list-level-properties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bullet text:level="1" text:style-name="WW_CharLFO24LVL1" text:bullet-char="-">
        <style:list-level-properties text:space-before="0.25in" text:min-label-width="0.25in"/>
        <style:text-properties style:font-name="Aria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Footer"><text:span text:style-name="PageNumber"><text:page-number text:fixed="false">5</text:page-number></text:span></text:p></draw:text-box></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vahetuskeskus (DVK)</dc:title>
    <dc:description/>
    <dc:subject/>
    <meta:initial-creator>Jaak Lember</meta:initial-creator>
    <dc:creator>oss</dc:creator>
    <meta:creation-date>2010-03-18T18:04:00Z</meta:creation-date>
    <dc:date>2010-03-18T18:04:00Z</dc:date>
    <meta:template xlink:href="Normal.dotm" xlink:type="simple"/>
    <meta:editing-cycles>2</meta:editing-cycles>
    <meta:editing-duration>PT0S</meta:editing-duration>
    <meta:document-statistic meta:page-count="5" meta:paragraph-count="9" meta:word-count="674" meta:character-count="4575" meta:row-count="32" meta:non-whitespace-character-count="3910"/>
  </office:meta>
</office:document-meta>
</file>